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font-name="Times New Roman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font-name="Times New Roman1"/>
    </style:style>
    <style:style style:name="T5" style:family="text">
      <style:text-properties style:text-line-through-style="none" style:font-name="Times New Roman"/>
    </style:style>
    <style:style style:name="T6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7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42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[June 1879]</text:p>
      <text:p text:style-name="P2">Month<text:tab/><text:tab/><text:tab/><text:tab/><text:tab/><text:tab/>[June]</text:p>
      <text:p text:style-name="P2">Year<text:tab/><text:tab/><text:tab/><text:tab/><text:tab/><text:tab/>[1879]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6</text:p>
      <text:p text:style-name="P2">Number of Sheets<text:tab/><text:tab/><text:tab/><text:tab/>2</text:p>
      <text:p text:style-name="P2">Fragment<text:tab/><text:tab/><text:tab/><text:tab/><text:tab/></text:p>
      <text:p text:style-name="P2">Pagination <text:tab/><text:tab/><text:tab/><text:tab/><text:tab/>N, except page 5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Henry Cohen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a funeral/</text:p>
      <text:p text:style-name="P6">The pillars in the palace of a Roman Emperor at/ Cesarea, which had often seen Rabbi Abbahu enter,/ shed tears when the Sage expired. <text:s/>So does the Talmud,/ in its eastern phraseology, describe the loss which the/ community sustained by the decease of a man deserving/ well of his coreligionists. <text:s/>The older representative of/ his brethren had weilded[sic!] the influence he could command,/ most righteously; while his stately form and the characters/ of the five heirs of his learning and virtue, added dignity/ to the position held./</text:p>
      <text:p text:style-name="P6">Israelites! <text:s/>On Friday last when the sun verging to its/ decline was about to usher in the holy Sabbath, the/ pillars in the <text:span text:style-name="T1">palace</text:span><text:span text:style-name="T3"> mansion of our living King wept/ for grief. <text:s/>He, whom they had seen come and stand/ eminently, would </text:span><text:span text:style-name="T1">be</text:span><text:span text:style-name="T3"> no more visit the consecrated courts./ <text:s/>Henry Cohen </text:span><text:span text:style-name="T1">had died</text:span><text:span text:style-name="T3"> was dead. <text:s/>The powers he exercised for good/ had sunk with the body heretofore restlessly active to give/ the habitation of our Sovereign Lord glorious permanence./ <text:s/>That </text:span><text:span text:style-name="T1">portly</text:span><text:span text:style-name="T3"> figure </text:span><text:span text:style-name="T1">which that</text:span><text:span text:style-name="T3"> which imparted (imposingness) to/ the station occupied, had changed into a motionless corpse./ <text:s/>And I who grasped the hand extended, as if in the act/ of </text:span><text:span text:style-name="T1">craving</text:span><text:span text:style-name="T3"> imploring the last office which a believing Jew </text:span><text:span text:style-name="T1">wishes</text:span><text:span text:style-name="T3"> craves/</text:span></text:p>
      <text:p text:style-name="P6"><text:span text:style-name="T3"/></text:p>
      <text:p text:style-name="P6"><text:span text:style-name="T3">[Page 2]</text:span></text:p>
      <text:p text:style-name="P6"><text:span text:style-name="T3">from one of god's servants, felt, when that hand was/ seized by death, the whole weight of the </text:span><text:span text:style-name="T1">calamity, which</text:span><text:span text:style-name="T3"> disaster </text:span><text:span text:style-name="T1">I felt that a deep</text:span><text:span text:style-name="T3"> great calamity/ had befallen the weeping Synagogue. <text:s/>At that fear-/-ful moment, the past flashed before my mind and con-/-jured up visions sad to contemplate. <text:s/>I beheld a </text:span><text:soft-page-break/><text:span text:style-name="T3">host of well-/trained defenders of our hoary-headed Mother--the Jewish/ Church--summoned away, leaving their posts often to the/ onset of unnatural children. <text:s/>I remembered </text:span><text:span text:style-name="T1">also</text:span><text:span text:style-name="T3"> how/ the msiles of inconstant fortune had turned into angry/ looks. <text:s/>I bethought myself of the struggle between/ bodily infirmities and unabated zeal, and of the cruel/ victory which the former won. <text:s/>Most severe was </text:span><text:span text:style-name="T1">indeed</text:span><text:span text:style-name="T3">/ deemed then the last blow, for few </text:span><text:span text:style-name="T1">had</text:span><text:span text:style-name="T3"> had remained to/ assuage the pain </text:span><text:span text:style-name="T1">it had</text:span><text:span text:style-name="T3"> it inflicted./</text:span></text:p>
      <text:p text:style-name="P6"><text:span text:style-name="T3">Three years ago we chose as our temporal leader this/ Hebrew man. <text:s/>What suggested his name spontaneously/ to every reflecting member of the congregation? <text:s/>His/ social standing, and a general knowledge of the views/ he entertained. <text:s/>For, Henry Cohen did not hide his/ attachment to the ancestral observances because he/ enjoyed the familiar intercourse of the cultured and/ respected among the professors of another creed./</text:span></text:p>
      <text:p text:style-name="P6"><text:span text:style-name="T3"/></text:p>
      <text:p text:style-name="P6"><text:span text:style-name="T3">[Page 3]</text:span></text:p>
      <text:p text:style-name="P6"><text:span text:style-name="T3">He reverenced his religion, and held tenaciously </text:span><text:span text:style-name="T1">thereto</text:span><text:span text:style-name="T3"> thereunto,/--as an inalienable birth--right, in the presence of the/ world. <text:s/>Without seeking a controversy, the intelligent Hebrew/ keenly relished the opportunity which enabled him to/ explain the reason for continuing loyal to the Law and the/ Prophets. <text:s/>Nor </text:span><text:span text:style-name="T1">was</text:span><text:span text:style-name="T3"> had our Chief, whose demise I deplore/ been merely an occasional visitor in the minor sanctuary. <text:s/>All saw/ him, undeterred by distance, </text:span><text:span text:style-name="T1">a</text:span><text:span text:style-name="T3"> in his usual seat, a/ </text:span><text:span text:style-name="T1">love worship</text:span><text:span text:style-name="T3"> worshipper[sic!], ready to signify his appreciation/ of the honors belonging to his tribe as scions of the/ stock of Aaron, by generous donations. <text:s/>The selection/ had been therefore wisely designed and merited. <text:s/>Did it/ prove so?....Who puts that question? <text:s/>Would/ I utter a strained lament before the dead; lie to the/ living, if the late President of my congregation had/ as such, intentionally fallen short of his duties? <text:s/>If/ he had been untrue to his trust? <text:s/>If he had deceived the confidence/ founded on a wide</text:span><text:span text:style-name="T1">ly</text:span><text:span text:style-name="T3"> established reputation? <text:s/>Never./ <text:s/>Eagerness to promote the welfare of the synagogue/ he unequivocally showed on solemn days by deeds of/ liberality. <text:s/>An ardent desire to enhance the impressioness/ of our ancient service, he </text:span><text:span text:style-name="T1">so</text:span><text:span text:style-name="T3"> obviously evinced on winter/</text:span></text:p>
      <text:p text:style-name="P6"><text:span text:style-name="T3"/></text:p>
      <text:p text:style-name="P6"><text:span text:style-name="T3">[Page 4]</text:span></text:p>
      <text:p text:style-name="P6"><text:span text:style-name="T3">nights, when despite a fatal malady stealing/ upon his body, the President travelled[sic!] from afar to/ meet the Minister and </text:span><text:span text:style-name="T1">aid</text:span><text:span text:style-name="T3"> help in the efforts of training/ the votaries that offered their voices to sing to God har-/-moniously. <text:s/>These traits in the official deportment/ of our temporal Director assumed a </text:span><text:span text:style-name="T1">bright</text:span><text:span text:style-name="T3"> vivid form, when/ declarations of our faith "Adona</text:span><text:span text:style-name="T4">ï</text:span><text:span text:style-name="T5">, He is God". <text:s/>"The/ Eternal Lord is </text:span><text:span text:style-name="T6">One</text:span><text:span text:style-name="T7">," and I wept. <text:s/>Not for the dear/ object lost, because that had already found its destined/ place. <text:s/>It was deposited in the treasury of the Omnipotent/ King. <text:s/>I wept for us the losers, for us who must/ needs go in search of what, alas! is growing daily more/ rare./</text:span></text:p>
      <text:p text:style-name="P6"><text:span text:style-name="T7">In a narrow limit the departed compared with the/ Talmudical Sage of Cesarea. <text:s/>He possessed distinction in/ the sphere wherein he had long moved, and commanded besides/ disposable means. <text:s/>Appearance and influence, he/ could also bring to bear usefully in the discharge of his va-/-rious duties. <text:s/>And I pondered on that as I closed his/ eyes. <text:s/>But I cast a look around and recognized then/ another point of resemblance. <text:s/>It inspired a comforting/</text:span></text:p>
      <text:p text:style-name="P6"><text:span text:style-name="T7"/></text:p>
      <text:p text:style-name="P6"><text:span text:style-name="T7">[Page 5]</text:span></text:p>
      <text:p text:style-name="P6"><text:span text:style-name="T7">thought. <text:s/>Like the Rabbi at whose demise--according to the Talmudic hyperbole--the pillars/ in the palace of the Roman Emperor shed tears. </text:span><text:span text:style-name="T2">according to</text:span><text:span text:style-name="T7">/ </text:span><text:span text:style-name="T2">the Talmudic hyperbole.</text:span><text:span text:style-name="T7"> <text:s/>Henry Cohen had fine descendants/ whom neither their country nor their people will have/ cause to disclaim. <text:s/>There they stood in anguish, but/ with the fortitude which a pious training had breathed./ <text:s/>Bent in agony to hear the last breathing of their/ father, but uplifted in spirit to Him whose goodness/ they </text:span><text:span text:style-name="T2">have been</text:span><text:span text:style-name="T7"> were </text:span><text:span text:style-name="T2">early</text:span><text:span text:style-name="T7"> taught to adore. <text:s/>Sublime spectacle/ in its sorrowfulness! <text:s/>Grand scene spite of its distressing features!.../ Heirs of my friend! <text:s/>Your present and prospective de-/-meanour socially and religiously was the pride of your/ parent, while he lavished on you the abundance of his/ affection. <text:s/>And you will, I </text:span><text:soft-page-break/><text:span text:style-name="T7">am certain, add honor to his/ memory by exceeding the expectations he had sanguinely/ formed. <text:s/>More it does not become me to say./ <text:s/></text:span></text:p>
      <text:p text:style-name="P6"><text:span text:style-name="T7">But the throbbings of my heart speak with a flowing/ eloquence, which my lips refuse to shape into words, when/ I recall the self-denial of your mother, her vigils and/ breathless watching, the suppressing of every emotion which/ might betray the startling fear of </text:span><text:span text:style-name="T2">the approaching</text:span><text:span text:style-name="T7"> a lasting separation/</text:span></text:p>
      <text:p text:style-name="P6"><text:span text:style-name="T7"/></text:p>
      <text:p text:style-name="P6"><text:span text:style-name="T7">[Page 6]</text:span></text:p>
      <text:p text:style-name="P6"><text:span text:style-name="T7">on earth from the husband; aye: the confiding lover, as/ in early days. <text:s/>The silvery chord is </text:span><text:span text:style-name="T2">broken</text:span><text:span text:style-name="T7"> sundered apart. <text:s/>She/ feels as if rent in her very vitals. <text:s/>Be you her/ soothing restorative, her stay, her abiding consolation./ <text:s/>Be a unit in acts and sentiments to cheer the wrath/ of her existence, that she may not long experience/ the piercing chill of this woful[sic!] pass./</text:span></text:p>
      <text:p text:style-name="P6"><text:span text:style-name="T7">And Thou Sovereign Lord! <text:s/>Bid angels of peace hover/ over this dwelling of bereavement, </text:span><text:span text:style-name="T2">and</text:span><text:span text:style-name="T7"> but Oh! vouchsafe/ likewise to raise deliverers for Thy holy habitation. <text:s/>Hebrews/ fresh with </text:span><text:span text:style-name="T2">f</text:span><text:span text:style-name="T7"> vigour, glowing with zeal, employing/ alacrity quickly to fill up a gap, sagacity readily/ to remedy defects. <text:s/>Hebrews like of old, rising gigant-/-ically as a bulwark to traditional Judaism defending it at great that it/ may receive </text:span><text:span text:style-name="T2">protection and an eternity of name.</text:span><text:span text:style-name="T7"> a name and a place sacrifices, to all eternit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5T13:51:32.64</meta:creation-date>
    <meta:document-statistic meta:table-count="0" meta:image-count="0" meta:object-count="0" meta:page-count="4" meta:paragraph-count="78" meta:word-count="1332" meta:character-count="8367"/>
    <dc:date>2012-10-15T14:54:29.14</dc:date>
    <dc:creator>Penn Libraries</dc:creator>
    <meta:editing-duration>PT00H00M33S</meta:editing-duration>
    <meta:editing-cycles>1</meta:editing-cycles>
    <meta:generator>OpenOffice.org/3.2$Win32 OpenOffice.org_project/320m12$Build-9483</meta:generator>
  </office:meta>
</office:document-meta>
</file>